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tem #:** SCP-XXX1</text:p>
      <text:p text:style-name="P1"/>
      <text:p text:style-name="P1">**Object Class:** Super-Keter</text:p>
      <text:p text:style-name="P1"/>
      <text:p text:style-name="P1">**Special Containment Procedures:** SCP-XXX1 is to be contained in a room with whatever cool stuff he wants. SCP-XXX1 is to be allowed to leave his containment at any time and go where he pleases.</text:p>
      <text:p text:style-name="P1"/>
      <text:p text:style-name="P1">**Description:** SCP-XXX1 is human and everybody likes him. He makes ice cream into different ice cream turn into different ice cream and can kill [[[SCP-682]]] with the ice cream but doesn't because he loves everybody and doesn't whant to kill anybody that likes ice cream too.</text:p>
      <text:p text:style-name="P1"/>
      <text:p text:style-name="P1">SCP-XXX1 was first discovered by the SCP Foundation when he saved the world by turning all the bad ice cream into good ice cream and also when he stabbed a guy who still didn't liked the ice cream.</text:p>
      <text:p text:style-name="P1"/>
      <text:p text:style-name="P1">Research into SCP-XXX1 anonlemonus effects is on-going but he is cooperative with us so that's good.</text:p>
      <text:p text:style-name="P1"/>
      <text:p text:style-name="P1">**Addendum 1:** Initially suspected to be a containment breach by [[[SCP-732]]], [[[SCP-XXX1]]] was revised into the preceding Special Containment Procedures document from Dr. XXXXXX's office computer at Site-XX. Dr. XXXXXX was involved in research of SCP-XXXX at the time the edit was initiated and could not have been at his computer at the time. Further review of surveillance footage shows an unknown figure entering Dr. XXXXXX's office to use his computer. The changes to SCP-XXX1 were reverted back, but they were soon reverted back by a different personnel member at a different site. Surveillance shows the same figure entering their office at the time of editing.</text:p>
      <text:p text:style-name="P1"/>
      <text:p text:style-name="P1">All computers at every Foundation Site were temporarily removed from the Special Containment Procedures database except one, and the edits to SCP-XXX1 were reverted once again. Security personnel were assigned to guard every office with database connectivity, and the unknown figure was apprehended. Designated SCP-XXX2.</text:p>
      <text:p text:style-name="P1"/>
      <text:p text:style-name="P1">**Addendum 2:**</text:p>
      <text:p text:style-name="P1"/>
      <text:p text:style-name="P1">**Item #:** SCP-XXX2</text:p>
      <text:p text:style-name="P1"/>
      <text:p text:style-name="P1">**Object Class:** Euclid</text:p>
      <text:p text:style-name="P1"/>
      <text:p text:style-name="P1">**Special Containment Procedures:** SCP-XXX2 is to be contained in a standard humanoid containment unit furnished with standard furnishings, decorated as if they were Foundation-branded merchandise. They do not need to be designed by an artist, and if Foundation resources are devoted to designing professional merchandise just for the containment procedures of SCP-XXX2, the relevant personnel will be reprimanded.</text:p>
      <text:p text:style-name="P1"/>
      <text:p text:style-name="P1">SCP-XXX2's containment unit is to have a computer with a specially designed operating system that can edit the official Special Containment Procedures of SCP-XXX2, but look like it is actually editing SCP-XXX1, and can do nothing else. SCP-XXX2 has expressed no interest in editing other entries, but this is **NOT** to be taken as reason to allow it full access to official Foundation databases.</text:p>
      <text:p text:style-name="P1"/>
      <text:p text:style-name="P1">Personnel interacting with SCP-XXX2 are to pretend they enjoy SCP-XXX2 as a lifeform.</text:p>
      <text:p text:style-name="P1"/>
      <text:p text:style-name="P1"><text:soft-page-break/>**Description:** SCP-XXX2 is a pale featureless vaguely humanoid-shaped entity. Every so often SCP-XXX2 will teleport to the nearest available Foundation work computer and edit the Special Containment Procedures of SCP-XXX1. It displays none of the qualities of the SCP Object described in it's rendition of SCP-XXX1, an idealized humanoid object which changes the flavor of frozen dairy products and attacks humans with lactose intolerance, and displays no memetic anomalies that make people like it. Approval to test SCP-XXX2 with SCP-682 pending approval.</text:p>
      <text:p text:style-name="P1"/>
      <text:p text:style-name="P1">SCP-XXX2 becomes extremely violent if it is not able to edit SCP-XXX1, leading to [DATA EXPUNGED]. Despite it's compulsion to edit SCP-XXX1, it doesn't seem to have desire to check addendums, or go to the main list to rename SCP-XXX1. As such, documenting SCP-XXX2 and containing it's corruption of our database is deceptively simple.</text:p>
      <text:p text:style-name="P1"/>
      <text:p text:style-name="P1">SCP-XXX2 teleports to the cafeterias of a random Foundation site during traditional human meal times. It will collect it's food and go to sit with the most highly appraised humanoid SCP object or Foundation personable in the cafeteria at the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fina Vineyard</meta:initial-creator>
    <meta:creation-date>2014-06-04T17:57:15.48</meta:creation-date>
    <dc:date>2014-06-04T18:56:25.55</dc:date>
    <dc:creator>Josefina Vineyard</dc:creator>
    <meta:editing-duration>PT59M13S</meta:editing-duration>
    <meta:editing-cycles>4</meta:editing-cycles>
    <meta:generator>OpenOffice/4.0.1$Win32 OpenOffice.org_project/401m5$Build-9714</meta:generator>
    <meta:document-statistic meta:table-count="0" meta:image-count="0" meta:object-count="0" meta:page-count="2" meta:paragraph-count="17" meta:word-count="611" meta:character-count="3906"/>
  </office:meta>
</office:document-meta>
</file>